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0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1=</text:p>
          </table:table-cell>
          <table:table-cell table:formula="of:=(6+3*[.B2])+(3*[.B2]+5*[.B3])/[.B2]+(6*[.B3]+3*[.B4])/[.B3]+(3*[.B4]+4*[.B5])/[.B4]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2=</text:p>
          </table:table-cell>
          <table:table-cell table:formula="of:=(6*[.B5]+3*[.B6])/[.B5]+(3*[.B6]+5*[.B7])/[.B6]+(6*[.B7]+3*[.B8])/[.B7]+(3*[.B8]+4*[.B9])/[.B8]"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3=</text:p>
          </table:table-cell>
          <table:table-cell table:formula="of:=(6*[.B9]+3*[.B10])/[.B9]+(3*[.B10]+5*[.B11])/[.B10]+(6*[.B11]+3*[.B12])/[.B11]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4=</text:p>
          </table:table-cell>
          <table:table-cell table:formula="of:=(3*[.B12]+4*[.B13])/[.B12]+(6*[.B13]+3*[.B14])/[.B13]+(3*[.B14]+12)/[.B14]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[.B16]+[.B18]+[.B20]+[.B22]"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  <table:named-expressions>
          <table:named-expression table:name="solver_acr" table:base-cell-address="$Sheet1.$A$1" table:expression="0"/>
          <table:named-range table:name="solver_adj" table:base-cell-address="$Sheet1.$A$1" table:cell-range-address=".$B$2:.$B$14"/>
          <table:named-expression table:name="solver_asr" table:base-cell-address="$Sheet1.$A$1" table:expression="0.5"/>
          <table:named-expression table:name="solver_ccoeff" table:base-cell-address="$Sheet1.$A$1" table:expression="0.729"/>
          <table:named-expression table:name="solver_cog" table:base-cell-address="$Sheet1.$A$1" table:expression="1.494"/>
          <table:named-expression table:name="solver_crpb" table:base-cell-address="$Sheet1.$A$1" table:expression="0.9"/>
          <table:named-expression table:name="solver_eng" table:base-cell-address="$Sheet1.$A$1" table:expression="3"/>
          <table:named-expression table:name="solver_enst" table:base-cell-address="$Sheet1.$A$1" table:expression="1"/>
          <table:named-expression table:name="solver_gvr" table:base-cell-address="$Sheet1.$A$1" table:expression="1"/>
          <table:named-expression table:name="solver_lcy" table:base-cell-address="$Sheet1.$A$1" table:expression="2000"/>
          <table:named-range table:name="solver_lhs1" table:base-cell-address="$Sheet1.$A$1" table:cell-range-address=".$B$2"/>
          <table:named-range table:name="solver_lhs10" table:base-cell-address="$Sheet1.$A$1" table:cell-range-address=".$B$11"/>
          <table:named-range table:name="solver_lhs11" table:base-cell-address="$Sheet1.$A$1" table:cell-range-address=".$B$12"/>
          <table:named-range table:name="solver_lhs12" table:base-cell-address="$Sheet1.$A$1" table:cell-range-address=".$B$13"/>
          <table:named-range table:name="solver_lhs13" table:base-cell-address="$Sheet1.$A$1" table:cell-range-address=".$B$14"/>
          <table:named-range table:name="solver_lhs14" table:base-cell-address="$Sheet1.$A$1" table:cell-range-address=".$B$2"/>
          <table:named-range table:name="solver_lhs15" table:base-cell-address="$Sheet1.$A$1" table:cell-range-address=".$B$3"/>
          <table:named-range table:name="solver_lhs16" table:base-cell-address="$Sheet1.$A$1" table:cell-range-address=".$B$4"/>
          <table:named-range table:name="solver_lhs17" table:base-cell-address="$Sheet1.$A$1" table:cell-range-address=".$B$5"/>
          <table:named-range table:name="solver_lhs18" table:base-cell-address="$Sheet1.$A$1" table:cell-range-address=".$B$6"/>
          <table:named-range table:name="solver_lhs19" table:base-cell-address="$Sheet1.$A$1" table:cell-range-address=".$B$7"/>
          <table:named-range table:name="solver_lhs2" table:base-cell-address="$Sheet1.$A$1" table:cell-range-address=".$B$3"/>
          <table:named-range table:name="solver_lhs20" table:base-cell-address="$Sheet1.$A$1" table:cell-range-address=".$B$8"/>
          <table:named-range table:name="solver_lhs21" table:base-cell-address="$Sheet1.$A$1" table:cell-range-address=".$B$9"/>
          <table:named-range table:name="solver_lhs22" table:base-cell-address="$Sheet1.$A$1" table:cell-range-address=".$B$10"/>
          <table:named-range table:name="solver_lhs23" table:base-cell-address="$Sheet1.$A$1" table:cell-range-address=".$B$11"/>
          <table:named-range table:name="solver_lhs24" table:base-cell-address="$Sheet1.$A$1" table:cell-range-address=".$B$12"/>
          <table:named-range table:name="solver_lhs25" table:base-cell-address="$Sheet1.$A$1" table:cell-range-address=".$B$13"/>
          <table:named-range table:name="solver_lhs26" table:base-cell-address="$Sheet1.$A$1" table:cell-range-address=".$B$14"/>
          <table:named-range table:name="solver_lhs3" table:base-cell-address="$Sheet1.$A$1" table:cell-range-address=".$B$4"/>
          <table:named-range table:name="solver_lhs4" table:base-cell-address="$Sheet1.$A$1" table:cell-range-address=".$B$5"/>
          <table:named-range table:name="solver_lhs5" table:base-cell-address="$Sheet1.$A$1" table:cell-range-address=".$B$6"/>
          <table:named-range table:name="solver_lhs6" table:base-cell-address="$Sheet1.$A$1" table:cell-range-address=".$B$7"/>
          <table:named-range table:name="solver_lhs7" table:base-cell-address="$Sheet1.$A$1" table:cell-range-address=".$B$8"/>
          <table:named-range table:name="solver_lhs8" table:base-cell-address="$Sheet1.$A$1" table:cell-range-address=".$B$9"/>
          <table:named-range table:name="solver_lhs9" table:base-cell-address="$Sheet1.$A$1" table:cell-range-address=".$B$10"/>
          <table:named-expression table:name="solver_lo_eng" table:base-cell-address="$Sheet1.$A$1" table:expression="&quot;com.sun.star.comp.Calc.NLPSolver.DEPSSolverImpl&quot;"/>
          <table:named-expression table:name="solver_mtpb" table:base-cell-address="$Sheet1.$A$1" table:expression="0"/>
          <table:named-expression table:name="solver_num" table:base-cell-address="$Sheet1.$A$1" table:expression="26"/>
          <table:named-range table:name="solver_opt" table:base-cell-address="$Sheet1.$A$1" table:cell-range-address=".$B$24"/>
          <table:named-expression table:name="solver_prng" table:base-cell-address="$Sheet1.$A$1" table:expression="0"/>
          <table:named-expression table:name="solver_rel1" table:base-cell-address="$Sheet1.$A$1" table:expression="3"/>
          <table:named-expression table:name="solver_rel10" table:base-cell-address="$Sheet1.$A$1" table:expression="3"/>
          <table:named-expression table:name="solver_rel11" table:base-cell-address="$Sheet1.$A$1" table:expression="3"/>
          <table:named-expression table:name="solver_rel12" table:base-cell-address="$Sheet1.$A$1" table:expression="3"/>
          <table:named-expression table:name="solver_rel13" table:base-cell-address="$Sheet1.$A$1" table:expression="3"/>
          <table:named-expression table:name="solver_rel14" table:base-cell-address="$Sheet1.$A$1" table:expression="1"/>
          <table:named-expression table:name="solver_rel15" table:base-cell-address="$Sheet1.$A$1" table:expression="1"/>
          <table:named-expression table:name="solver_rel16" table:base-cell-address="$Sheet1.$A$1" table:expression="1"/>
          <table:named-expression table:name="solver_rel17" table:base-cell-address="$Sheet1.$A$1" table:expression="1"/>
          <table:named-expression table:name="solver_rel18" table:base-cell-address="$Sheet1.$A$1" table:expression="1"/>
          <table:named-expression table:name="solver_rel19" table:base-cell-address="$Sheet1.$A$1" table:expression="1"/>
          <table:named-expression table:name="solver_rel2" table:base-cell-address="$Sheet1.$A$1" table:expression="3"/>
          <table:named-expression table:name="solver_rel20" table:base-cell-address="$Sheet1.$A$1" table:expression="1"/>
          <table:named-expression table:name="solver_rel21" table:base-cell-address="$Sheet1.$A$1" table:expression="1"/>
          <table:named-expression table:name="solver_rel22" table:base-cell-address="$Sheet1.$A$1" table:expression="1"/>
          <table:named-expression table:name="solver_rel23" table:base-cell-address="$Sheet1.$A$1" table:expression="1"/>
          <table:named-expression table:name="solver_rel24" table:base-cell-address="$Sheet1.$A$1" table:expression="1"/>
          <table:named-expression table:name="solver_rel25" table:base-cell-address="$Sheet1.$A$1" table:expression="1"/>
          <table:named-expression table:name="solver_rel26" table:base-cell-address="$Sheet1.$A$1" table:expression="1"/>
          <table:named-expression table:name="solver_rel3" table:base-cell-address="$Sheet1.$A$1" table:expression="3"/>
          <table:named-expression table:name="solver_rel4" table:base-cell-address="$Sheet1.$A$1" table:expression="3"/>
          <table:named-expression table:name="solver_rel5" table:base-cell-address="$Sheet1.$A$1" table:expression="3"/>
          <table:named-expression table:name="solver_rel6" table:base-cell-address="$Sheet1.$A$1" table:expression="3"/>
          <table:named-expression table:name="solver_rel7" table:base-cell-address="$Sheet1.$A$1" table:expression="3"/>
          <table:named-expression table:name="solver_rel8" table:base-cell-address="$Sheet1.$A$1" table:expression="3"/>
          <table:named-expression table:name="solver_rel9" table:base-cell-address="$Sheet1.$A$1" table:expression="3"/>
          <table:named-expression table:name="solver_rhs1" table:base-cell-address="$Sheet1.$A$1" table:expression="1"/>
          <table:named-expression table:name="solver_rhs10" table:base-cell-address="$Sheet1.$A$1" table:expression="1"/>
          <table:named-expression table:name="solver_rhs11" table:base-cell-address="$Sheet1.$A$1" table:expression="1"/>
          <table:named-expression table:name="solver_rhs12" table:base-cell-address="$Sheet1.$A$1" table:expression="1"/>
          <table:named-expression table:name="solver_rhs13" table:base-cell-address="$Sheet1.$A$1" table:expression="1"/>
          <table:named-expression table:name="solver_rhs14" table:base-cell-address="$Sheet1.$A$1" table:expression="5"/>
          <table:named-expression table:name="solver_rhs15" table:base-cell-address="$Sheet1.$A$1" table:expression="5"/>
          <table:named-expression table:name="solver_rhs16" table:base-cell-address="$Sheet1.$A$1" table:expression="5"/>
          <table:named-expression table:name="solver_rhs17" table:base-cell-address="$Sheet1.$A$1" table:expression="5"/>
          <table:named-expression table:name="solver_rhs18" table:base-cell-address="$Sheet1.$A$1" table:expression="5"/>
          <table:named-expression table:name="solver_rhs19" table:base-cell-address="$Sheet1.$A$1" table:expression="5"/>
          <table:named-expression table:name="solver_rhs2" table:base-cell-address="$Sheet1.$A$1" table:expression="1"/>
          <table:named-expression table:name="solver_rhs20" table:base-cell-address="$Sheet1.$A$1" table:expression="5"/>
          <table:named-expression table:name="solver_rhs21" table:base-cell-address="$Sheet1.$A$1" table:expression="5"/>
          <table:named-expression table:name="solver_rhs22" table:base-cell-address="$Sheet1.$A$1" table:expression="5"/>
          <table:named-expression table:name="solver_rhs23" table:base-cell-address="$Sheet1.$A$1" table:expression="5"/>
          <table:named-expression table:name="solver_rhs24" table:base-cell-address="$Sheet1.$A$1" table:expression="5"/>
          <table:named-expression table:name="solver_rhs25" table:base-cell-address="$Sheet1.$A$1" table:expression="5"/>
          <table:named-expression table:name="solver_rhs26" table:base-cell-address="$Sheet1.$A$1" table:expression="5"/>
          <table:named-expression table:name="solver_rhs3" table:base-cell-address="$Sheet1.$A$1" table:expression="1"/>
          <table:named-expression table:name="solver_rhs4" table:base-cell-address="$Sheet1.$A$1" table:expression="1"/>
          <table:named-expression table:name="solver_rhs5" table:base-cell-address="$Sheet1.$A$1" table:expression="1"/>
          <table:named-expression table:name="solver_rhs6" table:base-cell-address="$Sheet1.$A$1" table:expression="1"/>
          <table:named-expression table:name="solver_rhs7" table:base-cell-address="$Sheet1.$A$1" table:expression="1"/>
          <table:named-expression table:name="solver_rhs8" table:base-cell-address="$Sheet1.$A$1" table:expression="1"/>
          <table:named-expression table:name="solver_rhs9" table:base-cell-address="$Sheet1.$A$1" table:expression="1"/>
          <table:named-expression table:name="solver_rsp" table:base-cell-address="$Sheet1.$A$1" table:expression="0"/>
          <table:named-expression table:name="solver_slim" table:base-cell-address="$Sheet1.$A$1" table:expression="70"/>
          <table:named-expression table:name="solver_smax" table:base-cell-address="$Sheet1.$A$1" table:expression="0.5"/>
          <table:named-expression table:name="solver_smin" table:base-cell-address="$Sheet1.$A$1" table:expression="0.5"/>
          <table:named-expression table:name="solver_soc" table:base-cell-address="$Sheet1.$A$1" table:expression="1.494"/>
          <table:named-expression table:name="solver_ssz" table:base-cell-address="$Sheet1.$A$1" table:expression="70"/>
          <table:named-expression table:name="solver_stol" table:base-cell-address="$Sheet1.$A$1" table:expression="0.000001"/>
          <table:named-expression table:name="solver_typ" table:base-cell-address="$Sheet1.$A$1" table:expression="2"/>
          <table:named-expression table:name="solver_vrt" table:base-cell-address="$Sheet1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 style:data-style-name="N2" text:time-value="09:10:57.026285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4:51:07.555713976</meta:creation-date>
    <dc:date>2024-06-26T10:34:25.459064025</dc:date>
    <meta:editing-duration>PT8H33S</meta:editing-duration>
    <meta:editing-cycles>13</meta:editing-cycles>
    <meta:generator>LibreOffice/24.2.4.2$Linux_X86_64 LibreOffice_project/420$Build-2</meta:generator>
    <meta:document-statistic meta:table-count="1" meta:cell-count="36" meta:object-count="0"/>
  </office:meta>
</office:document-meta>
</file>